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88570000666C000050B85C2438FF00EC0D16.svg" manifest:media-type="image/svg+xml"/>
  <manifest:file-entry manifest:full-path="Pictures/10000001000003BD0000020A0C18098187CB8D03.png" manifest:media-type="image/png"/>
  <manifest:file-entry manifest:full-path="Pictures/100050DB00006DA8000036FC5718E8AF51ED4CFF.svg" manifest:media-type="image/svg+xml"/>
  <manifest:file-entry manifest:full-path="Pictures/10000001000003E7000001F5CE795B072D26359A.png" manifest:media-type="image/png"/>
  <manifest:file-entry manifest:full-path="Pictures/100000010000038B00000227D92854E32AAD2830.png" manifest:media-type="image/png"/>
  <manifest:file-entry manifest:full-path="Pictures/10006900000082540000470E86D9377B1C30C788.svg" manifest:media-type="image/svg+xml"/>
  <manifest:file-entry manifest:full-path="Pictures/100086CA00006DA8000042AA3B232FBC819B7871.svg" manifest:media-type="image/svg+xml"/>
  <manifest:file-entry manifest:full-path="Pictures/10004EA4000050B800004152D92A8EBB8CC65BC0.svg" manifest:media-type="image/svg+xml"/>
  <manifest:file-entry manifest:full-path="Pictures/100000010000031D00000274B8D3623DFB49169B.png" manifest:media-type="image/png"/>
  <manifest:file-entry manifest:full-path="Pictures/100000010000030D00000278685EB5FD0D3153BB.png" manifest:media-type="image/png"/>
  <manifest:file-entry manifest:full-path="Pictures/100000010000030D0000010580170D5E5D2011D3.png" manifest:media-type="image/png"/>
  <manifest:file-entry manifest:full-path="Pictures/10007E74000056EB00003BD774090B6D12F0848C.svg" manifest:media-type="image/svg+xml"/>
  <manifest:file-entry manifest:full-path="Pictures/10002ABA000050B800001AFACDB4784B9BD43291.svg" manifest:media-type="image/svg+xml"/>
  <manifest:file-entry manifest:full-path="Pictures/1000B84D000037EA00003431A2CC0257AB8C644B.svg" manifest:media-type="image/svg+xml"/>
  <manifest:file-entry manifest:full-path="Pictures/100000010000034900000243B37C9C9AFAEF3E6D.png" manifest:media-type="image/png"/>
  <manifest:file-entry manifest:full-path="Pictures/100000010000021D000001F923EF085D2956D2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 style:writing-mode="lr-tb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9.812cm" svg:x="1cm" svg:y="1.221cm">
          <draw:image xlink:href="Pictures/100050DB00006DA8000036FC5718E8AF51ED4CFF.svg" xlink:type="simple" xlink:show="embed" xlink:actuate="onLoad" draw:mime-type="image/svg+xml">
            <text:p/>
          </draw:image>
          <draw:image xlink:href="Pictures/10000001000003E7000001F5CE795B072D26359A.png" xlink:type="simple" xlink:show="embed" xlink:actuate="onLoad" draw:mime-type="image/png"/>
        </draw:frame>
        <draw:frame draw:style-name="gr1" draw:text-style-name="P1" draw:layer="layout" svg:width="19.589cm" svg:height="11.9cm" svg:x="0.842cm" svg:y="14.462cm">
          <draw:image xlink:href="Pictures/100086CA00006DA8000042AA3B232FBC819B7871.svg" xlink:type="simple" xlink:show="embed" xlink:actuate="onLoad" draw:mime-type="image/svg+xml">
            <text:p/>
          </draw:image>
          <draw:image xlink:href="Pictures/100000010000038B00000227D92854E32AAD2830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6.528cm" svg:x="1cm" svg:y="1.965cm">
          <draw:image xlink:href="Pictures/10002ABA000050B800001AFACDB4784B9BD43291.svg" xlink:type="simple" xlink:show="embed" xlink:actuate="onLoad" draw:mime-type="image/svg+xml">
            <text:p/>
          </draw:image>
          <draw:image xlink:href="Pictures/100000010000030D0000010580170D5E5D2011D3.png" xlink:type="simple" xlink:show="embed" xlink:actuate="onLoad" draw:mime-type="image/png"/>
        </draw:frame>
        <draw:frame draw:style-name="gr1" draw:text-style-name="P1" draw:layer="layout" svg:width="19.589cm" svg:height="13.478cm" svg:x="1cm" svg:y="13.303cm">
          <draw:image xlink:href="Pictures/10007E74000056EB00003BD774090B6D12F0848C.svg" xlink:type="simple" xlink:show="embed" xlink:actuate="onLoad" draw:mime-type="image/svg+xml">
            <text:p/>
          </draw:image>
          <draw:image xlink:href="Pictures/100000010000034900000243B37C9C9AFAEF3E6D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4.287cm" svg:height="13.334cm" svg:x="3.858cm" svg:y="-1.159cm">
          <draw:image xlink:href="Pictures/1000B84D000037EA00003431A2CC0257AB8C644B.svg" xlink:type="simple" xlink:show="embed" xlink:actuate="onLoad" draw:mime-type="image/svg+xml">
            <text:p/>
          </draw:image>
          <draw:image xlink:href="Pictures/100000010000021D000001F923EF085D2956D270.png" xlink:type="simple" xlink:show="embed" xlink:actuate="onLoad" draw:mime-type="image/png"/>
        </draw:frame>
        <draw:frame draw:style-name="gr1" draw:text-style-name="P1" draw:layer="layout" svg:width="19.589cm" svg:height="15.846cm" svg:x="1.223cm" svg:y="13.221cm">
          <draw:image xlink:href="Pictures/10004EA4000050B800004152D92A8EBB8CC65BC0.svg" xlink:type="simple" xlink:show="embed" xlink:actuate="onLoad" draw:mime-type="image/svg+xml">
            <text:p/>
          </draw:image>
          <draw:image xlink:href="Pictures/100000010000030D00000278685EB5FD0D3153BB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9.589cm" svg:height="10.672cm" svg:x="1.254cm" svg:y="17.887cm">
          <draw:image xlink:href="Pictures/10006900000082540000470E86D9377B1C30C788.svg" xlink:type="simple" xlink:show="embed" xlink:actuate="onLoad" draw:mime-type="image/svg+xml">
            <text:p/>
          </draw:image>
          <draw:image xlink:href="Pictures/10000001000003BD0000020A0C18098187CB8D03.png" xlink:type="simple" xlink:show="embed" xlink:actuate="onLoad" draw:mime-type="image/png"/>
        </draw:frame>
        <draw:frame draw:style-name="gr1" draw:text-style-name="P2" draw:layer="layout" svg:width="19.589cm" svg:height="15.433cm" svg:x="0.461cm" svg:y="1.569cm">
          <draw:image xlink:href="Pictures/100088570000666C000050B85C2438FF00EC0D16.svg" xlink:type="simple" xlink:show="embed" xlink:actuate="onLoad" draw:mime-type="image/svg+xml">
            <text:p/>
          </draw:image>
          <draw:image xlink:href="Pictures/100000010000031D00000274B8D3623DFB49169B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3-18T01:07:13.759703350</meta:creation-date>
    <dc:date>2022-04-13T11:02:07.126807010</dc:date>
    <meta:editing-duration>PT5M2S</meta:editing-duration>
    <meta:editing-cycles>4</meta:editing-cycles>
    <meta:generator>LibreOffice/7.2.5.2$Linux_X86_64 LibreOffice_project/20$Build-2</meta:generator>
    <meta:document-statistic meta:object-count="8"/>
  </office:meta>
</office:document-meta>
</file>